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0aa14a" officeooo:paragraph-rsid="000aa14a"/>
    </style:style>
    <style:style style:name="P2" style:family="paragraph" style:parent-style-name="Text_20_body" style:list-style-name="L1">
      <style:paragraph-properties fo:break-before="page"/>
      <style:text-properties officeooo:rsid="000aa14a" officeooo:paragraph-rsid="000aa14a"/>
    </style:style>
    <style:style style:name="P3" style:family="paragraph" style:parent-style-name="Text_20_body" style:list-style-name="L1">
      <style:text-properties officeooo:rsid="000aa14a" officeooo:paragraph-rsid="000aa14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GNUS CARLSON</text:p>
      <text:list text:style-name="L1">
        <text:list-item>
          <text:p text:style-name="P2">don’t get comfortable in a single opening, the less you explore the less curious you get, the less you learn</text:p>
          <text:p text:style-name="P3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9T06:06:16.919407024</meta:creation-date>
    <dc:date>2025-06-09T06:08:13.729995488</dc:date>
    <meta:editing-duration>PT1M57S</meta:editing-duration>
    <meta:editing-cycles>1</meta:editing-cycles>
    <meta:document-statistic meta:table-count="0" meta:image-count="0" meta:object-count="0" meta:page-count="2" meta:paragraph-count="3" meta:word-count="24" meta:character-count="124" meta:non-whitespace-character-count="104"/>
    <meta:generator>LibreOffice/25.2.3.2$Linux_X86_64 LibreOffice_project/520$Build-2</meta:generator>
  </office:meta>
</office:document-meta>
</file>